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95a54" officeooo:paragraph-rsid="00695a5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2e55" officeooo:paragraph-rsid="006a2e5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2e55" officeooo:paragraph-rsid="007255c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95a54" officeooo:paragraph-rsid="00695a54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95a54" officeooo:paragraph-rsid="00695a54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6bde" officeooo:paragraph-rsid="00716bde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695a54" officeooo:paragraph-rsid="00695a54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745c9a" officeooo:paragraph-rsid="00745c9a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760ba6" officeooo:paragraph-rsid="00760ba6" style:font-size-asian="11pt" style:font-name-complex="Arial" style:font-size-complex="11pt"/>
    </style:style>
    <style:style style:name="P2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d409f" officeooo:paragraph-rsid="006d409f" style:font-size-asian="11pt" style:font-weight-asian="bold" style:font-name-complex="Arial" style:font-size-complex="11pt" style:font-weight-complex="bold"/>
    </style:style>
    <style:style style:name="P30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ff0c2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ff0c2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ff0c2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6646cb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695a54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5d01c8"/>
    </style:style>
    <style:style style:name="T18" style:family="text">
      <style:text-properties officeooo:rsid="006c6d6c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1" style:family="text">
      <style:text-properties officeooo:rsid="006c159a"/>
    </style:style>
    <style:style style:name="T22" style:family="text">
      <style:text-properties style:text-position="super 58%" officeooo:rsid="006c159a"/>
    </style:style>
    <style:style style:name="T23" style:family="text">
      <style:text-properties style:text-position="0% 100%"/>
    </style:style>
    <style:style style:name="T24" style:family="text">
      <style:text-properties officeooo:rsid="0072c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0">La dernière fois </text:span><text:span text:style-name="T3">:</text:span><text:span text:style-name="T5">’’’Nous avons:</text:span></text:p>
      <text:p text:style-name="P32"><text:span text:style-name="T5">- corrigé les exercices</text:span></text:p>
      <text:p text:style-name="P32"><text:span text:style-name="T5">- commencé l'activité 4’’’</text:span></text:p>
      <text:p text:style-name="P33"><text:span text:style-name="T8">P</text:span><text:span text:style-name="T7">our</text:span><text:span text:style-name="T9"> </text:span><text:span text:style-name="T7">aujourd’hui </text:span><text:span text:style-name="T4">: </text:span><text:span text:style-name="T6">Il fallait </text:span><text:span text:style-name="T5">- finir l'activité 4 - exercices 11, 12</text:span></text:p>
      <text:p text:style-name="P31"><text:span text:style-name="T19">suivi</text:span> : <text:span text:style-name="T21">ÉVALUATION DE 4</text:span><text:span text:style-name="T22">e</text:span><text:span text:style-name="T21"> à la vie scolaire + tableau périodiques !</text:span></text:p>
      <text:p text:style-name="P29">17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4">Séance </text:span><text:span text:style-name="T15">_</text:span><text:span text:style-name="T14">: </text:span><text:span text:style-name="T16">Fiche de préparation</text:span><text:span text:style-name="T12"> <text:s/></text:span></text:p>
            <text:p text:style-name="P15"><text:span text:style-name="T12">c</text:span><text:span text:style-name="T11">lasse : <text:s/></text:span><text:span text:style-name="T13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1"><text:span text:style-name="T10">rappel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23">Correction exercices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2">Correction activité4</text:p>
          </table:table-cell>
          <table:table-cell table:style-name="Tableau1.B4" office:value-type="string">
            <text:p text:style-name="P27">Prep act4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8"><text:span text:style-name="T24">Bilan écrit</text:span> </text:p>
          </table:table-cell>
          <table:table-cell table:style-name="Tableau1.B4" office:value-type="string">
            <text:p text:style-name="P24">pap</text:p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8" office:value-type="string">
            <text:p text:style-name="P20">(+ attendus???)</text:p>
          </table:table-cell>
          <table:table-cell table:style-name="Tableau1.B4" office:value-type="string">
            <text:p text:style-name="P24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9">Soit révision orale du chapitre, <text:span text:style-name="T21">soit commencer l'activité 1 en fonction du temps qu'on a </text:span></text:p>
          </table:table-cell>
          <table:table-cell table:style-name="Tableau1.B4" office:value-type="string">
            <text:p text:style-name="P28">Act1.pdf</text:p>
            <text:p text:style-name="P28">prep act1</text:p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8" office:value-type="string">
            <text:p text:style-name="P6">Agenda <text:span text:style-name="T17">+ matériel + tables</text:span></text:p>
          </table:table-cell>
          <table:table-cell table:style-name="Tableau1.B10" office:value-type="string">
            <text:p text:style-name="P10"/>
          </table:table-cell>
          <table:table-cell table:style-name="Tableau1.A8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25116988224">
          <table:table-cell table:style-name="Tableau2.A1" office:value-type="string">
            <text:p text:style-name="P17">Matériel</text:p>
          </table:table-cell>
          <table:table-cell table:style-name="Tableau2.A1" office:value-type="string">
            <text:p text:style-name="P17"><text:span text:style-name="T18">T</text:span>ravail <text:span text:style-name="T18">non fait</text:span></text:p>
          </table:table-cell>
          <table:table-cell table:style-name="Tableau2.A1" office:value-type="string">
            <text:p text:style-name="P17"><text:span text:style-name="T18">T</text:span>ravail <text:span text:style-name="T18">pendant l'heure</text:span></text:p>
          </table:table-cell>
          <table:table-cell table:style-name="Tableau2.D1" office:value-type="string">
            <text:p text:style-name="P17">Comportement</text:p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5M42S</meta:editing-duration>
    <meta:editing-cycles>20</meta:editing-cycles>
    <meta:generator>LibreOffice/7.0.4.2$Linux_X86_64 LibreOffice_project/00$Build-2</meta:generator>
    <meta:creation-date>2021-02-04T16:16:38.289524303</meta:creation-date>
    <meta:initial-creator>J Cercy</meta:initial-creator>
    <dc:date>2021-03-16T23:17:33.150930587</dc:date>
    <dc:creator>J Cercy</dc:creator>
    <meta:document-statistic meta:table-count="2" meta:image-count="0" meta:object-count="0" meta:page-count="1" meta:paragraph-count="29" meta:word-count="102" meta:character-count="604" meta:non-whitespace-character-count="525"/>
    <meta:template xlink:type="simple" xlink:actuate="onRequest" xlink:title="fiche_de_prep_type" xlink:href="../fiche_de_prep_type.ott" meta:date="2021-02-04T16:16:36.866451548"/>
  </office:meta>
</office:document-meta>
</file>